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7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3" office:value-type="string" calcext:value-type="string">
            <text:p>mA or mAH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Days</text:p>
          </table:table-cell>
        </table:table-row>
        <table:table-row table:style-name="ro1">
          <table:table-cell table:style-name="ce2" office:value-type="string" calcext:value-type="string">
            <text:p>Battery capacity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le, backlight off, debugger connection</text:p>
          </table:table-cell>
          <table:table-cell office:value-type="float" office:value="60" calcext:value-type="float">
            <text:p>60</text:p>
          </table:table-cell>
          <table:table-cell table:formula="of:=[.$B$2]/[.B3]" office:value-type="float" office:value="33.3333333333333" calcext:value-type="float">
            <text:p>33.3333333333</text:p>
          </table:table-cell>
          <table:table-cell table:formula="of:=[.C3]/24" office:value-type="float" office:value="1.38888888888889" calcext:value-type="float">
            <text:p>1.3888888889</text:p>
          </table:table-cell>
        </table:table-row>
        <table:table-row table:style-name="ro2">
          <table:table-cell office:value-type="string" calcext:value-type="string">
            <text:p>Active, backlight on, debugger connection</text:p>
          </table:table-cell>
          <table:table-cell office:value-type="float" office:value="180" calcext:value-type="float">
            <text:p>180</text:p>
          </table:table-cell>
          <table:table-cell table:formula="of:=[.$B$2]/[.B4]" office:value-type="float" office:value="11.1111111111111" calcext:value-type="float">
            <text:p>11.1111111111</text:p>
          </table:table-cell>
          <table:table-cell table:formula="of:=[.C4]/24" office:value-type="float" office:value="0.462962962962963" calcext:value-type="float">
            <text:p>0.462962963</text:p>
          </table:table-cell>
        </table:table-row>
        <table:table-row table:style-name="ro1">
          <table:table-cell office:value-type="string" calcext:value-type="string">
            <text:p>Idle, backlight off, USB host connection</text:p>
          </table:table-cell>
          <table:table-cell office:value-type="float" office:value="30" calcext:value-type="float">
            <text:p>30</text:p>
          </table:table-cell>
          <table:table-cell table:formula="of:=[.$B$2]/[.B5]" office:value-type="float" office:value="66.6666666666667" calcext:value-type="float">
            <text:p>66.6666666667</text:p>
          </table:table-cell>
          <table:table-cell table:formula="of:=[.C5]/24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string" calcext:value-type="string">
            <text:p>Active, backlight on, USB host connection</text:p>
          </table:table-cell>
          <table:table-cell office:value-type="float" office:value="150" calcext:value-type="float">
            <text:p>150</text:p>
          </table:table-cell>
          <table:table-cell table:formula="of:=[.$B$2]/[.B6]" office:value-type="float" office:value="13.3333333333333" calcext:value-type="float">
            <text:p>13.3333333333</text:p>
          </table:table-cell>
          <table:table-cell table:formula="of:=[.C6]/24" office:value-type="float" office:value="0.555555555555556" calcext:value-type="float">
            <text:p>0.55555555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le – just midboard components 3.3V</text:p>
          </table:table-cell>
          <table:table-cell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idboard components 5V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CU 3.3V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midboard 3.3V, no SPI flash, LPC or key matrix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6" table:default-cell-style-name="Default"/>
        <table:table-row table:style-name="ro3">
          <table:table-cell table:style-name="ce1" office:value-type="string" calcext:value-type="string">
            <text:p>Idle draw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3V3 side measured (mA)</text:p>
          </table:table-cell>
          <table:table-cell office:value-type="float" office:value="0.355" calcext:value-type="float">
            <text:p>0.3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047" calcext:value-type="float">
            <text:p>0.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C810 deep sleep (mA)</text:p>
          </table:table-cell>
          <table:table-cell table:formula="of:=[.G6]/[.E6]*1000" office:value-type="float" office:value="0.24" calcext:value-type="float">
            <text:p>0.24</text:p>
          </table:table-cell>
          <table:table-cell/>
          <table:table-cell table:style-name="ce5"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V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Default" office:value-type="string" calcext:value-type="string">
            <text:p>3V3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PC810 deep sleep (mA)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1700-33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side measured (mA)</text:p>
          </table:table-cell>
          <table:table-cell office:value-type="float" office:value="0.458" calcext:value-type="float">
            <text:p>0.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448" calcext:value-type="float">
            <text:p>0.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(switch off) + 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P1700-50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switch off (mA)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18:34:54.768661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5-06-27T19:00:19.868498715</dc:date>
    <meta:editing-duration>PT4H55M33S</meta:editing-duration>
    <meta:editing-cycles>27</meta:editing-cycles>
    <meta:generator>LibreOffice/4.2.8.2$Linux_X86_64 LibreOffice_project/420m0$Build-2</meta:generator>
    <meta:document-statistic meta:table-count="3" meta:cell-count="62" meta:object-count="0"/>
  </office:meta>
</office:document-meta>
</file>